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color="#000000" style:font-name="Microsoft YaHei" fo:font-size="10pt" fo:font-weight="bold" style:font-size-asian="10pt" style:font-weight-asian="bold" style:font-size-complex="10pt" style:font-weight-complex="bold"/>
    </style:style>
    <style:style style:name="P2" style:family="paragraph" style:parent-style-name="Standard">
      <style:text-properties fo:color="#000000" style:font-name="Microsoft YaHei"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color="#000000" style:font-name="Microsoft YaHei" fo:font-size="24pt" fo:font-weight="bold" style:font-size-asian="24pt" style:font-weight-asian="bold" style:font-size-complex="24pt" style:font-weight-complex="bold"/>
    </style:style>
    <style:style style:name="P4" style:family="paragraph" style:parent-style-name="Standard">
      <style:paragraph-properties fo:text-align="start" style:justify-single-word="false"/>
      <style:text-properties fo:color="#000000" style:font-name="Microsoft YaHei" fo:font-size="10.5pt" fo:font-weight="bold" style:font-size-asian="9.14999961853027pt" style:font-weight-asian="bold" style:font-size-complex="10.5pt" style:font-weight-complex="bold"/>
    </style:style>
    <style:style style:name="P5" style:family="paragraph" style:parent-style-name="Standard">
      <style:paragraph-properties fo:text-align="start" style:justify-single-word="false">
        <style:tab-stops>
          <style:tab-stop style:position="0.1043in"/>
        </style:tab-stops>
      </style:paragraph-properties>
      <style:text-properties fo:color="#000000" style:font-name="Microsoft YaHei" fo:font-size="13pt" fo:font-weight="bold" style:font-size-asian="13pt" style:font-weight-asian="bold" style:font-size-complex="13pt" style:font-weight-complex="bold"/>
    </style:style>
    <style:style style:name="P6" style:family="paragraph" style:parent-style-name="Standard">
      <style:paragraph-properties fo:margin-left="0.4925in" fo:margin-right="0in" fo:text-align="start" style:justify-single-word="false" fo:text-indent="0in" style:auto-text-indent="false"/>
      <style:text-properties fo:color="#000000"/>
    </style:style>
    <style:style style:name="P7" style:family="paragraph" style:parent-style-name="Standard">
      <style:paragraph-properties fo:margin-left="0.4925in" fo:margin-right="0in" fo:text-align="start" style:justify-single-word="false" fo:text-indent="0in" style:auto-text-indent="false"/>
      <style:text-properties fo:color="#000000" style:font-name="Microsoft YaHei" fo:font-size="10.5pt" fo:font-weight="normal" style:font-size-asian="9.14999961853027pt" style:font-weight-asian="normal" style:font-size-complex="10.5pt"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color="#000000" style:font-name="Microsoft YaHei" fo:font-size="10.5pt" fo:font-weight="normal" style:font-size-asian="9.14999961853027pt" style:font-weight-asian="normal" style:font-size-complex="10.5pt"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color="#000000" style:font-name="Microsoft YaHei" fo:font-size="13pt" fo:font-weight="bold" style:font-size-asian="13pt" style:font-weight-asian="bold" style:font-size-complex="13pt" style:font-weight-complex="bold"/>
    </style:style>
    <style:style style:name="P10" style:family="paragraph" style:parent-style-name="Standard" style:list-style-name="L1">
      <style:paragraph-properties fo:text-align="start" style:justify-single-word="false"/>
      <style:text-properties fo:color="#000000" style:font-name="Microsoft YaHei" fo:font-size="10.5pt" fo:font-weight="bold" style:font-size-asian="9.14999961853027pt" style:font-weight-asian="bold" style:font-size-complex="10.5pt" style:font-weight-complex="bold"/>
    </style:style>
    <style:style style:name="P11" style:family="paragraph" style:parent-style-name="Standard" style:list-style-name="L2">
      <style:paragraph-properties fo:text-align="start" style:justify-single-word="false"/>
      <style:text-properties fo:color="#000000" style:font-name="Microsoft YaHei" fo:font-size="10.5pt" fo:font-weight="bold" style:font-size-asian="9.14999961853027pt" style:font-weight-asian="bold" style:font-size-complex="10.5pt" style:font-weight-complex="bold"/>
    </style:style>
    <style:style style:name="P12" style:family="paragraph" style:parent-style-name="Standard" style:list-style-name="L1">
      <style:paragraph-properties fo:text-align="start" style:justify-single-word="false"/>
      <style:text-properties fo:color="#000000" style:font-name="Microsoft YaHei" fo:font-size="10.5pt" fo:font-weight="normal" style:font-size-asian="9.14999961853027pt" style:font-weight-asian="normal" style:font-size-complex="10.5pt" style:font-weight-complex="normal"/>
    </style:style>
    <style:style style:name="P13" style:family="paragraph" style:parent-style-name="Standard" style:list-style-name="L1">
      <style:paragraph-properties fo:text-align="start" style:justify-single-word="false"/>
      <style:text-properties fo:color="#000000" style:font-name="Microsoft YaHei" fo:font-size="10.5pt" fo:font-style="normal" fo:font-weight="bold" style:font-size-asian="9.14999961853027pt" style:font-style-asian="normal" style:font-weight-asian="bold" style:font-size-complex="10.5pt" style:font-style-complex="normal" style:font-weight-complex="bold"/>
    </style:style>
    <style:style style:name="P14" style:family="paragraph" style:parent-style-name="Standard" style:list-style-name="L1">
      <style:paragraph-properties fo:text-align="start" style:justify-single-word="false"/>
      <style:text-properties fo:color="#000000" style:font-name="Microsoft YaHei" fo:font-size="13pt" fo:font-weight="bold" style:font-size-asian="13pt" style:font-weight-asian="bold" style:font-size-complex="13pt" style:font-weight-complex="bold"/>
    </style:style>
    <style:style style:name="P15" style:family="paragraph" style:parent-style-name="Standard" style:list-style-name="L1">
      <style:paragraph-properties fo:text-align="start" style:justify-single-word="false">
        <style:tab-stops>
          <style:tab-stop style:position="0.1043in"/>
        </style:tab-stops>
      </style:paragraph-properties>
      <style:text-properties fo:color="#000000" style:font-name="Microsoft YaHei" fo:font-size="13pt" fo:font-weight="bold" style:font-size-asian="13pt" style:font-weight-asian="bold" style:font-size-complex="13pt" style:font-weight-complex="bold"/>
    </style:style>
    <style:style style:name="P16" style:family="paragraph" style:parent-style-name="Standard" style:list-style-name="L1">
      <style:paragraph-properties fo:text-align="center" style:justify-single-word="false"/>
      <style:text-properties fo:color="#000000" style:font-name="Microsoft YaHei" fo:font-size="24pt" fo:font-weight="bold" style:font-size-asian="24pt" style:font-weight-asian="bold" style:font-size-complex="24pt" style:font-weight-complex="bold"/>
    </style:style>
    <style:style style:name="P17" style:family="paragraph" style:parent-style-name="Standard" style:list-style-name="L4">
      <style:paragraph-properties fo:text-align="start" style:justify-single-word="false">
        <style:tab-stops>
          <style:tab-stop style:position="0.1043in"/>
        </style:tab-stops>
      </style:paragraph-properties>
    </style:style>
    <style:style style:name="P18" style:family="paragraph" style:parent-style-name="Standard" style:list-style-name="L4">
      <style:paragraph-properties fo:text-align="start" style:justify-single-word="false">
        <style:tab-stops>
          <style:tab-stop style:position="0.1043in"/>
        </style:tab-stops>
      </style:paragraph-properties>
      <style:text-properties fo:font-weight="bold" style:font-weight-asian="bold" style:font-weight-complex="bold"/>
    </style:style>
    <style:style style:name="P19" style:family="paragraph" style:parent-style-name="Standard" style:list-style-name="L1">
      <style:paragraph-properties fo:margin-left="0in" fo:margin-right="0in" fo:text-align="start" style:justify-single-word="false" fo:text-indent="-0.25in" style:auto-text-indent="false"/>
      <style:text-properties fo:color="#000000" style:font-name="Microsoft YaHei" fo:font-size="13pt" fo:font-weight="bold" style:font-size-asian="13pt" style:font-weight-asian="bold" style:font-size-complex="13pt" style:font-weight-complex="bold"/>
    </style:style>
    <style:style style:name="P20" style:family="paragraph" style:parent-style-name="Standard" style:list-style-name="L1">
      <style:paragraph-properties fo:margin-left="0in" fo:margin-right="0in" fo:text-align="start" style:justify-single-word="false" fo:text-indent="-0.25in" style:auto-text-indent="false"/>
      <style:text-properties fo:color="#000000" style:font-name="Microsoft YaHei" fo:font-size="10.5pt" fo:font-weight="normal" style:font-size-asian="9.14999961853027pt" style:font-weight-asian="normal" style:font-size-complex="10.5pt" style:font-weight-complex="normal"/>
    </style:style>
    <style:style style:name="P21" style:family="paragraph" style:parent-style-name="Standard" style:list-style-name="L1">
      <style:paragraph-properties fo:margin-left="0.4925in" fo:margin-right="0in" fo:text-align="start" style:justify-single-word="false" fo:text-indent="-0.25in" style:auto-text-indent="false"/>
      <style:text-properties fo:color="#000000" style:font-name="Microsoft YaHei" fo:font-size="10.5pt" fo:font-weight="bold" style:font-size-asian="9.14999961853027pt" style:font-weight-asian="bold" style:font-size-complex="10.5pt" style:font-weight-complex="bold"/>
    </style:style>
    <style:style style:name="P22" style:family="paragraph" style:parent-style-name="Standard" style:list-style-name="L1">
      <style:paragraph-properties fo:margin-left="0.4925in" fo:margin-right="0in" fo:text-align="start" style:justify-single-word="false" fo:text-indent="-0.25in" style:auto-text-indent="false"/>
      <style:text-properties fo:color="#000000" style:font-name="Microsoft YaHei" fo:font-size="10.5pt" fo:font-weight="normal" style:font-size-asian="9.14999961853027pt" style:font-weight-asian="normal" style:font-size-complex="10.5pt" style:font-weight-complex="normal"/>
    </style:style>
    <style:style style:name="P23" style:family="paragraph" style:parent-style-name="Standard" style:list-style-name="L1">
      <style:paragraph-properties fo:margin-left="0.4925in" fo:margin-right="0in" fo:text-align="start" style:justify-single-word="false" fo:text-indent="-0.25in" style:auto-text-indent="false"/>
      <style:text-properties fo:color="#ff0000" style:font-name="Microsoft YaHei" fo:font-size="10.5pt" fo:font-weight="bold" style:font-size-asian="9.14999961853027pt" style:font-weight-asian="bold" style:font-size-complex="10.5pt" style:font-weight-complex="bold"/>
    </style:style>
    <style:style style:name="P24" style:family="paragraph" style:parent-style-name="Standard" style:list-style-name="L1">
      <style:paragraph-properties fo:margin-left="0.4925in" fo:margin-right="0in" fo:text-align="start" style:justify-single-word="false" fo:text-indent="-0.25in" style:auto-text-indent="false"/>
    </style:style>
    <style:style style:name="P25" style:family="paragraph" style:parent-style-name="Standard" style:list-style-name="L1">
      <style:paragraph-properties fo:margin-left="0.4925in" fo:margin-right="0in" fo:text-align="start" style:justify-single-word="false" fo:text-indent="0in" style:auto-text-indent="false" fo:background-color="#cfe7f5">
        <style:background-image/>
      </style:paragraph-properties>
      <style:text-properties fo:color="#000000" style:font-name="Microsoft YaHei" fo:font-size="10.5pt" fo:font-style="normal" fo:font-weight="bold" style:font-size-asian="9.14999961853027pt" style:font-style-asian="normal" style:font-weight-asian="bold" style:font-size-complex="10.5pt" style:font-style-complex="normal" style:font-weight-complex="bold"/>
    </style:style>
    <style:style style:name="P26" style:family="paragraph" style:parent-style-name="Standard" style:list-style-name="L1">
      <style:paragraph-properties fo:margin-left="0.4925in" fo:margin-right="0in" fo:text-align="start" style:justify-single-word="false" fo:text-indent="0in" style:auto-text-indent="false" fo:background-color="#cfe7f5">
        <style:background-image/>
      </style:paragraph-properties>
      <style:text-properties fo:color="#000000" style:font-name="Microsoft YaHei" fo:font-size="10.5pt" fo:font-style="normal" fo:font-weight="normal" style:font-size-asian="9.14999961853027pt" style:font-style-asian="normal" style:font-weight-asian="normal" style:font-size-complex="10.5pt" style:font-style-complex="normal" style:font-weight-complex="normal"/>
    </style:style>
    <style:style style:name="P27" style:family="paragraph" style:parent-style-name="Standard" style:list-style-name="L1">
      <style:paragraph-properties fo:margin-left="0in" fo:margin-right="0in" fo:text-align="start" style:justify-single-word="false" fo:text-indent="0in" style:auto-text-indent="false" fo:background-color="#cfe7f5">
        <style:background-image/>
      </style:paragraph-properties>
      <style:text-properties fo:color="#000000" style:font-name="Microsoft YaHei" fo:font-size="10.5pt" fo:font-style="normal" fo:font-weight="normal" style:font-size-asian="9.14999961853027pt" style:font-style-asian="normal" style:font-weight-asian="normal" style:font-size-complex="10.5pt" style:font-style-complex="normal" style:font-weight-complex="normal"/>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style:font-name="Microsoft YaHei" fo:font-size="10.5pt" fo:font-weight="bold" style:font-size-asian="9.14999961853027pt" style:font-weight-asian="bold" style:font-size-complex="10.5pt" style:font-weight-complex="bold"/>
    </style:style>
    <style:style style:name="T4" style:family="text">
      <style:text-properties style:font-name="Microsoft YaHei" fo:font-size="10.5pt" fo:font-weight="normal" style:font-size-asian="9.14999961853027pt" style:font-weight-asian="normal" style:font-size-complex="10.5pt" style:font-weight-complex="normal"/>
    </style:style>
    <style:style style:name="T5" style:family="text">
      <style:text-properties fo:font-weight="bold" style:font-weight-asian="bold" style:font-weight-complex="bold"/>
    </style:style>
    <style:style style:name="T6" style:family="text">
      <style:text-properties fo:color="#000000" style:font-name="Microsoft YaHei" fo:font-size="10.5pt" fo:font-weight="normal" style:font-size-asian="9.14999961853027pt" style:font-weight-asian="normal" style:font-size-complex="10.5pt" style:font-weight-complex="normal"/>
    </style:style>
    <style:style style:name="T7" style:family="text">
      <style:text-properties fo:color="#000000" style:font-name="Microsoft YaHei" fo:font-size="10.5pt" fo:font-weight="bold" style:font-size-asian="9.14999961853027pt" style:font-weight-asian="bold" style:font-size-complex="10.5pt" style:font-weight-complex="bold"/>
    </style:style>
    <style:style style:name="T8" style:family="text">
      <style:text-properties fo:color="#000000" style:font-name="Microsoft YaHei" fo:font-size="13pt" fo:font-weight="bold" style:font-size-asian="13pt" style:font-weight-asian="bold" style:font-size-complex="13pt" style:font-weight-complex="bold"/>
    </style:style>
    <style:style style:name="T9" style:family="text">
      <style:text-properties fo:color="#000000" style:font-name="Microsoft YaHei" fo:font-size="13pt" style:font-size-asian="13pt" style:font-size-complex="13pt"/>
    </style:style>
    <style:style style:name="T10"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date style:data-style-name="N37" text:date-value="2012-10-01T23:06:54" text:fixed="true">10/01/12</text:date><text:tab/><text:tab/><text:tab/><text:tab/>Edited by: xuzhezhao<text:tab/><text:tab/><text:tab/>Last edited: </text:p>
      <text:p text:style-name="P1"/>
      <text:p text:style-name="P1"/>
      <text:p text:style-name="P2">Beging Linux Programming</text:p>
      <text:p text:style-name="P2">学习笔记</text:p>
      <text:p text:style-name="P3"/>
      <text:p text:style-name="P3"/>
      <text:p text:style-name="P3">Chapter 1: Getting Started </text:p>
      <text:list xml:id="list355262666" text:style-name="L1">
        <text:list-header>
          <text:p text:style-name="P10"/>
        </text:list-header>
        <text:list-item>
          <text:p text:style-name="P14">Library Files</text:p>
          <text:p text:style-name="P12"><text:s text:c="4"/>Libraries are collections of precompiled functions that have been written to be reusable. Typically, they consist of sets of related functions to perform a common task. </text:p>
          <text:p text:style-name="P13">.a: for traditional, static libraries </text:p>
          <text:p text:style-name="P13">.so: for shared libraries (see the following) </text:p>
          <text:p text:style-name="P13"/>
          <text:p text:style-name="P10">gcc -o fred fred.c /usr/lib/libm.a </text:p>
          <text:p text:style-name="P10">gcc -o fred fred.c -lm </text:p>
          <text:p text:style-name="P10">gcc -o x11fred <text:span text:style-name="T1">-L</text:span>/usr/openwin/lib x11fred.c -lX11 </text:p>
          <text:p text:style-name="P10"/>
        </text:list-item>
      </text:list>
      <text:list xml:id="list973793691" text:style-name="L2">
        <text:list-item>
          <text:p text:style-name="P11">Static Libraries </text:p>
        </text:list-item>
      </text:list>
      <text:p text:style-name="P7"><text:s text:c="4"/>Static libraries, also known as archives, conventionally have names that end with .a. Examples are /usr/ lib/libc.a and /usr/lib/libX11.a for the standard C library and the X11 library, respectively. </text:p>
      <text:p text:style-name="P6"><text:span text:style-name="T4"><text:s text:c="4"/>You can create and maintain your own static libraries very easily by using the ar (for archive) program and compiling functions separately with </text:span><text:span text:style-name="T3">gcc -c.</text:span><text:span text:style-name="T4"> Try to keep functions in separate source files as much as possible. If functions need access to common data, you can place them in the same source file and use static variables declared in that file. </text:span></text:p>
      <text:list xml:id="list157603212" text:continue-list="list355262666" text:style-name="L1">
        <text:list-header>
          <text:p text:style-name="P16"/>
          <text:p text:style-name="P16"><text:soft-page-break/></text:p>
          <text:p text:style-name="P16">Chapter 2: Shell Programming </text:p>
        </text:list-header>
      </text:list>
      <text:p text:style-name="P4"/>
      <text:p text:style-name="P4"/>
      <text:p text:style-name="P4"/>
      <text:p text:style-name="P4"/>
      <text:list xml:id="list237223662" text:continue-numbering="true" text:style-name="L1">
        <text:list-header>
          <text:p text:style-name="P16">Chapter 3: Working with Files </text:p>
          <text:p text:style-name="P10"/>
        </text:list-header>
        <text:list-item>
          <text:p text:style-name="P14">/dev/console </text:p>
          <text:p text:style-name="P12"><text:s text:c="4"/>This device represents the system console. Error messages and diagnostics are often sent to this device. </text:p>
          <text:p text:style-name="P14"/>
        </text:list-item>
        <text:list-item>
          <text:p text:style-name="P14">/dev/tty </text:p>
          <text:p text:style-name="P12"><text:s text:c="4"/>The special file /dev/tty is an alias (logical device) for the controlling terminal (keyboard and screen, or window) of a process, if it has one. (For instance, processes and scripts run automatically by the system won’t have a controlling terminal, and therefore won’t be able to open /dev/tty.) </text:p>
          <text:p text:style-name="P12"><text:s text:c="4"/>Note that whereas there’s only one /dev/console device, there are effectively many different physical devices accessed through /dev/tty. </text:p>
          <text:p text:style-name="P14"/>
        </text:list-item>
        <text:list-item>
          <text:p text:style-name="P14">/dev/null </text:p>
          <text:p text:style-name="P12"><text:s text:c="4"/>The /dev/null file is the null device. All output written to this device is discarded. </text:p>
          <text:p text:style-name="P10"/>
          <text:p text:style-name="P19">System Calls and Device Drivers </text:p>
          <text:p text:style-name="P20"><text:s text:c="4"/>You can access and control files and devices using a small number of functions. These functions, known as system calls, are provided by UNIX (and Linux) directly, and are the interface to the operating system itself. </text:p>
          <text:p text:style-name="P19"/>
          <text:p text:style-name="P19">Low-Level File Access </text:p>
          <text:p text:style-name="P20"><text:s text:c="4"/>Each running program, called a process, has a number of file descriptors associated with it. These are small integers that you can use to access open files or devices. How many of these are <text:soft-page-break/>available will vary depending on how the system has been configured. When a program starts, it usually has three of these descriptors already opened. These are: </text:p>
          <text:p text:style-name="P21">0: Standard input </text:p>
          <text:p text:style-name="P21">1: Standard output </text:p>
          <text:p text:style-name="P21">2: Standard error </text:p>
          <text:p text:style-name="P20"><text:s text:c="4"/>You can associate other file descriptors with files and devices by using the open system call, which we discuss shortly. The file descriptors that are automatically opened, however, already allow you to create some simple programs using write. </text:p>
          <text:p text:style-name="P14"/>
        </text:list-item>
        <text:list-item>
          <text:p text:style-name="P14">write </text:p>
          <text:p text:style-name="P22"><text:s text:c="4"/>The write system call arranges for the first nbytes bytes from buf to be written to the file associated with the file descriptor fildes. It returns the number of bytes actually written. This may be less than nbytes if there has been an error in the file descriptor or if the underlying device driver is sensitive to block size. If the function returns 0, it means no data was written; if it returns –1, there has been an error in the write call, and the error will be specified in the errno global variable </text:p>
          <text:p text:style-name="P21">Here’s the syntax: </text:p>
          <text:p text:style-name="P25">#include &lt;unistd.h&gt; </text:p>
          <text:p text:style-name="P26">size_t write(int fildes, const void *buf, size_t nbytes); </text:p>
          <text:p text:style-name="P26"/>
          <text:p text:style-name="P26">if ((write(1, “Here is some data\n”, 18)) != 18) </text:p>
          <text:p text:style-name="P26"><text:tab/>write(2, “A write error has occurred on file descriptor 1\n”,46); </text:p>
          <text:p text:style-name="P10"/>
        </text:list-item>
        <text:list-item>
          <text:p text:style-name="P14">read</text:p>
          <text:p text:style-name="P22"><text:s text:c="4"/>The read system call reads up to nbytes bytes of data from the file associated with the file descriptor fildes and places them in the data area buf. It returns the number of data bytes actually read, which may be less than the number requested. If a read call returns 0, it had nothing to read; it reached the end of the file. Again, an error on the call will cause it to return –1. </text:p>
          <text:p text:style-name="P22"/>
          <text:p text:style-name="P25">#include &lt;unistd.h&gt; </text:p>
          <text:p text:style-name="P26">size_t read(int fildes, void *buf, size_t nbytes); </text:p>
          <text:p text:style-name="P26"/>
          <text:p text:style-name="P26">char buffer[128]; </text:p>
          <text:p text:style-name="P26">int nread; </text:p>
          <text:p text:style-name="P26">nread = read(0, buffer, 128); </text:p>
          <text:p text:style-name="P26"><text:soft-page-break/>if (nread == -1) </text:p>
          <text:p text:style-name="P26">write(2, “A read error has occurred\n”, 26); </text:p>
          <text:p text:style-name="P14"/>
        </text:list-item>
        <text:list-item>
          <text:p text:style-name="P14">open</text:p>
          <text:p text:style-name="P22"><text:s text:c="4"/>To create a new file descriptor, you need to use the open system call. </text:p>
          <text:p text:style-name="P25">#include &lt;fcntl.h&gt; </text:p>
          <text:p text:style-name="P25">#include &lt;sys/types.h&gt; </text:p>
          <text:p text:style-name="P25">#include &lt;sys/stat.h&gt; </text:p>
          <text:p text:style-name="P26">int open(const char *path, int oflags); </text:p>
          <text:p text:style-name="P26">int open(const char *path, int oflags, mode_t mode); </text:p>
          <text:p text:style-name="P22"><text:s text:c="4"/>Strictly speaking, you don’t need to include sys/types.h and sys/stat.h to use open on systems that comply with POSIX standards, but they may be necessary on some UNIX systems. </text:p>
          <text:p text:style-name="P22"><text:s text:c="4"/>In simple terms, open establishes an access path to a file or device. If successful, it returns a file descriptor that can be used in read, write, and other system calls. The file descriptor is unique and isn’t shared by any other processes that may be running. If two programs have a file open at the same time, they maintain distinct file descriptors. If they both write to the file, they will continue to write where they left off. Their data isn’t interleaved, but one will overwrite the other. Each keeps its own idea of how far into the file (the offset) it has read or written. You can prevent unwanted clashes of this sort by using <text:span text:style-name="T5">file locking</text:span>, which you’ll see in Chapter 7. </text:p>
          <text:p text:style-name="P23">man 2 open</text:p>
          <text:p text:style-name="P23"/>
          <text:p text:style-name="P22">Mode Description </text:p>
          <text:p text:style-name="P22"><text:span text:style-name="T5">O_RDONLY:</text:span> Open for read-only </text:p>
          <text:p text:style-name="P22"><text:span text:style-name="T5">O_WRONLY:</text:span> Open for write-only </text:p>
          <text:p text:style-name="P22"><text:span text:style-name="T5">O_RDWR:</text:span> Open for reading and writing </text:p>
          <text:p text:style-name="P22"><text:span text:style-name="T5">O_APPEND:</text:span> Place written data at the end of the file. </text:p>
          <text:p text:style-name="P22"><text:span text:style-name="T5">O_TRUNC:</text:span> Set the length of the file to zero, discarding existing contents. </text:p>
          <text:p text:style-name="P22"><text:span text:style-name="T5">O_CREAT:</text:span> Creates the file, if necessary, with permissions given in mode. </text:p>
          <text:p text:style-name="P22"><text:span text:style-name="T5">O_EXCL:</text:span> Used with O_CREAT, ensures that the caller creates the file. The open is atomic; that is, it’s performed with just one function call. This protects against two programs creating the file at the same time. If the file already exists, open will fail .</text:p>
          <text:p text:style-name="P15"/>
        </text:list-item>
        <text:list-item>
          <text:p text:style-name="P15">close</text:p>
          <text:p text:style-name="P22"><text:s text:c="5"/>You use <text:span text:style-name="T5">close</text:span> to terminate the association between a file descriptor, fildes, and its file. <text:soft-page-break/>The file descriptor becomes available for reuse. It returns 0 if successful and –1 on error. </text:p>
          <text:p text:style-name="P25">#include &lt;unistd.h&gt; </text:p>
          <text:p text:style-name="P26">int close(int fildes); </text:p>
          <text:p text:style-name="P22"/>
          <text:p text:style-name="P22"><text:span text:style-name="T5">NOTE: </text:span>Note that it can be important to check the return result from close. Some file systems, particularly networked ones, may not report an error writing to a file until the file is closed, because data may not have been confirmed as written when writes are performed. </text:p>
          <text:p text:style-name="P15"/>
        </text:list-item>
        <text:list-item>
          <text:p text:style-name="P15">ioctr</text:p>
          <text:p text:style-name="P22"><text:s text:c="4"/>ioctl is a bit of a ragbag of things. It provides an interface for controlling the behavior of devices and their descriptors and configuring underlying services. Terminals, file descriptors, sockets, and even tape drives may have ioctl calls defined for them and you need to refer to the specific device’s man page for details. POSIX defines only ioctl for streams, which are beyond the scope of this book. Here’s the syntax: </text:p>
          <text:p text:style-name="P25">#include &lt;unistd.h&gt; </text:p>
          <text:p text:style-name="P26">int ioctl(int fildes, int cmd, ...); </text:p>
          <text:p text:style-name="P22"/>
          <text:p text:style-name="P22"><text:s text:c="3"/>ioctl performs the function indicated by cmd on the object referenced by the descriptor fildes. It may take an optional third argument, depending on the functions supported by a particular device. For example, the following call to ioctl on Linux turns on the keyboard LEDs: </text:p>
          <text:p text:style-name="P26">ioctl(tty_fd, KDSETLED, LED_NUM|LED_CAP|LED_SCR); </text:p>
          <text:p text:style-name="P15"/>
        </text:list-item>
        <text:list-item>
          <text:p text:style-name="P15">lseek</text:p>
          <text:p text:style-name="P22"><text:s text:c="4"/>The <text:span text:style-name="T5">lseek</text:span> system call sets the read/write pointer of a file descriptor, fildes; that is, you can use it to set where in the file the next read or write will occur. You can set the pointer to an absolute location in the file or to a position relative to the current position or the end of file. </text:p>
          <text:p text:style-name="P25">#include &lt;unistd.h&gt; </text:p>
          <text:p text:style-name="P25">#include &lt;sys/types.h&gt; </text:p>
          <text:p text:style-name="P26">off_t lseek(int fildes, off_t offset, int whence); </text:p>
          <text:p text:style-name="P22"><text:s text:c="5"/>lseek returns the offset measured in bytes from the beginning of the file that the file pointer is set to, or –1 on failure. The type off_t, used for the offset in seek operations, is an implementation-dependent integer type defined in sys/types.h. </text:p>
          <text:p text:style-name="P15"/>
        </text:list-item>
        <text:list-item>
          <text:p text:style-name="P15">fstat, stat, and lstat </text:p>
          <text:p text:style-name="P22"><text:s text:c="4"/>The fstat system call returns status information about the file associated with an open file <text:soft-page-break/>descriptor. The information is written to a structure, buf, the address of which is passed as a parameter. </text:p>
          <text:p text:style-name="P22">man page</text:p>
          <text:p text:style-name="P15"/>
        </text:list-item>
        <text:list-item>
          <text:p text:style-name="P15">dup and dup2 </text:p>
          <text:p text:style-name="P22"><text:s text:c="4"/>The dup system calls provide a way of duplicating a file descriptor, giving two or more different descriptors that access the same file. These might be used for reading and writing to different locations in the file. The dup system call duplicates a file descriptor, fildes, returning a new descriptor. The dup2 system call effectively copies one file descriptor to another by specifying the descriptor to use for the copy. </text:p>
          <text:p text:style-name="P21">Here’s the syntax: </text:p>
          <text:p text:style-name="P26">#include &lt;unistd.h&gt; </text:p>
          <text:p text:style-name="P26">int dup(int fildes); </text:p>
          <text:p text:style-name="P26">int dup2(int fildes, int fildes2); </text:p>
          <text:p text:style-name="P22"><text:s text:c="4"/>These calls can also be useful when you’re using multiple processes communicating via pipes. We discuss the dup system in more depth in Chapter 13. </text:p>
        </text:list-item>
      </text:list>
      <text:p text:style-name="P5"/>
      <text:p text:style-name="P5">The Standard I/O Library </text:p>
      <text:list xml:id="list1808710698" text:continue-numbering="true" text:style-name="L1">
        <text:list-header>
          <text:p text:style-name="P20"><text:s text:c="4"/>The standard I/O library (stdio) and its header file, stdio.h, provide a versatile interface to low-level I/O system calls. The library, now part of ANSI standard C, whereas the system calls you met earlier are not, provides many sophisticated functions for formatting output and scanning input. It also takes care of the buffering requirements for devices. </text:p>
          <text:p text:style-name="P20"><text:s text:c="5"/>In many ways, you use this library in the same way that you use low-level file descriptors. You need to open a file to establish an access path. This returns a value that is used as a parameter to other I/O library functions. The equivalent o f the low-level file descriptor is called a stream and is implemented as a pointer to a structure, a FILE *. </text:p>
          <text:p text:style-name="P20"><text:s text:c="4"/>Three file streams are automatically opened when a program is started. They are stdin, stdout, and stderr. These are declared in stdio.h and represent the standard input, output, and error output, respectively, which correspond to the low-level file descriptors 0, 1, and 2. </text:p>
          <text:p text:style-name="P15"/>
        </text:list-header>
        <text:list-item>
          <text:p text:style-name="P15">fopen</text:p>
          <text:p text:style-name="P22"><text:s text:c="5"/>The fopen library function is the analog of the low-level open system call. You use it mainly for files and terminal input and output. Where you need explicit control over devices, you’re better off with the low- level system calls, because they eliminate potentially undesirable side effects from libraries, like input/ output buffering. </text:p>
          <text:p text:style-name="P21">Here’s the syntax: </text:p>
          <text:p text:style-name="P26"><text:soft-page-break/>#include &lt;stdio.h&gt; </text:p>
          <text:p text:style-name="P26">FILE *fopen(const char *filename, const char *mode); </text:p>
          <text:p text:style-name="P15"/>
        </text:list-item>
        <text:list-item>
          <text:p text:style-name="P15">fread</text:p>
          <text:p text:style-name="P22"><text:s text:c="5"/>The <text:span text:style-name="T5">fread</text:span> library function is used to read data from a file stream. Data is read into a data buffer given by <text:span text:style-name="T5">ptr </text:span>from the stream, stream. Both fread and fwrite deal with data records. These are specified by a record size, size, and a<text:span text:style-name="T5"> count, nitems</text:span>, of records to transfer. The function <text:span text:style-name="T5">returns the number of items </text:span>(rather than the number of bytes) successfully read into the data buffer. At the end of a file, fewer than nitems may be returned, including zero. </text:p>
          <text:p text:style-name="P21">Here’s the syntax: </text:p>
          <text:p text:style-name="P26">#include &lt;stdio.h&gt; </text:p>
          <text:p text:style-name="P26">size_t fread(void *ptr, size_t size, size_t nitems, FILE *stream); </text:p>
          <text:p text:style-name="P22"><text:s text:c="4"/>As with all of the standard I/O functions that write to a buffer, it’s the programmer’s responsibility to allocate the space for the data and check for errors. See also <text:span text:style-name="T5">ferror </text:span>and <text:span text:style-name="T5">feof </text:span>later in this chapter. </text:p>
          <text:p text:style-name="P15"/>
        </text:list-item>
        <text:list-item>
          <text:p text:style-name="P15">fwrite</text:p>
          <text:p text:style-name="P22"><text:s text:c="4"/>The <text:span text:style-name="T5">fwrite</text:span> library call has a similar interface to fread. It takes data records from the specified data buffer and writes them to the output stream. It returns the number of records successfully written. </text:p>
          <text:p text:style-name="P21">Here’s the syntax: </text:p>
          <text:p text:style-name="P26">#include &lt;stdio.h&gt; </text:p>
          <text:p text:style-name="P26">size_t fwrite (const void *ptr, size_t size, size_t nitems, FILE *stream); </text:p>
          <text:p text:style-name="P22"/>
          <text:p text:style-name="P22"><text:span text:style-name="T5">NOTE:</text:span> Note that fread and fwrite are not recommended for use with structured data. Part of the problem is that files written with fwrite are potentially not portable between different machine architectures. </text:p>
          <text:p text:style-name="P15"/>
        </text:list-item>
        <text:list-item>
          <text:p text:style-name="P15">fclose</text:p>
          <text:p text:style-name="P22"><text:s text:c="4"/>The fclose library function closes the specified stream, causing any <text:span text:style-name="T5">unwritten</text:span> data to be written. It’s important to use fclose because the stdio library will buffer data. If the program needs to be sure that data has been completely written, it should call <text:span text:style-name="T5">fclose</text:span>. </text:p>
          <text:p text:style-name="P22"/>
          <text:p text:style-name="P22"><text:span text:style-name="T5">Note: </text:span>however, that fclose is called automatically on all file streams that are still open when a program ends normally, but then, of course, you do not get a chance to check for errors reported by fclose. </text:p>
          <text:p text:style-name="P21"><text:soft-page-break/>Here’s the syntax: </text:p>
          <text:p text:style-name="P26"><text:span text:style-name="T5">#include &lt;stdio.h&gt;</text:span> </text:p>
          <text:p text:style-name="P26">int fclose(FILE *stream); </text:p>
          <text:p text:style-name="P15"/>
        </text:list-item>
        <text:list-item>
          <text:p text:style-name="P15">fflush</text:p>
          <text:p text:style-name="P22"><text:s text:c="4"/>The fflush library function causes all outstanding data on a file stream t<text:span text:style-name="T5">o be written immediately.</text:span> You can use this to ensure that, for example, an interactive prompt has been sent to a terminal before any attempt to read a response. It’s also useful for ensuring that important data has been committed to disk before continuing. You can sometimes use it when you’re debugging a program to make sure that the program is writing data and not hanging. Note that an implicit flush operation is carried out when fclose is called, so you don’t need to call fflush before fclose. </text:p>
          <text:p text:style-name="P21"/>
          <text:p text:style-name="P21">Here’s the syntax: </text:p>
          <text:p text:style-name="P26">#include &lt;stdio.h&gt; </text:p>
          <text:p text:style-name="P26">int fflush(FILE *stream); </text:p>
          <text:p text:style-name="P15"/>
        </text:list-item>
        <text:list-item>
          <text:p text:style-name="P15">fseek</text:p>
          <text:p text:style-name="P22"><text:s text:c="4"/>The fseek function is the file stream equivalent of the lseek system call. It sets the position in the stream for the next read or write on that stream. The meaning and values of the offset and whence parameters are the same as those we gave previously for lseek. However, where lseek returns an off_t, fseek returns an integer: 0 if it succeeds, –1 if it fails, with errno set to indicate the error. So much for standardization! </text:p>
          <text:p text:style-name="P21">Here’s the syntax: </text:p>
          <text:p text:style-name="P26">#include &lt;stdio.h&gt; </text:p>
          <text:p text:style-name="P26">int fseek(FILE *stream, long int offset, int whence); </text:p>
          <text:p text:style-name="P15"/>
        </text:list-item>
        <text:list-item>
          <text:p text:style-name="P15">fgetc, getc, and getchar </text:p>
          <text:p text:style-name="P22"><text:s text:c="4"/>The fgetc function returns the next byte, as a character, from a file stream. When it reaches the end of the file or there is an error, it returns EOF. You must use ferror or feof to distinguish the two cases. </text:p>
          <text:p text:style-name="P21"/>
          <text:p text:style-name="P21">Here’s the syntax: </text:p>
          <text:p text:style-name="P25">#include &lt;stdio.h&gt; </text:p>
          <text:p text:style-name="P26">int fgetc(FILE *stream); </text:p>
          <text:p text:style-name="P26">int getc(FILE *stream); </text:p>
          <text:p text:style-name="P26"><text:soft-page-break/>int getchar(); </text:p>
          <text:p text:style-name="P15"/>
        </text:list-item>
        <text:list-item>
          <text:p text:style-name="P15">fputc, putc, and putchar </text:p>
          <text:p text:style-name="P22"><text:s text:c="4"/>The fputc function writes a character to an output file stream. It returns the value it has written, or EOF on failure. </text:p>
          <text:p text:style-name="P25">#include &lt;stdio.h&gt; </text:p>
          <text:p text:style-name="P26">int fputc(int c, FILE *stream); </text:p>
          <text:p text:style-name="P26">int putc(int c, FILE *stream); </text:p>
          <text:p text:style-name="P26">int putchar(int c); </text:p>
          <text:p text:style-name="P15"/>
        </text:list-item>
        <text:list-item>
          <text:p text:style-name="P15">fgets and gets </text:p>
          <text:p text:style-name="P22">The<text:span text:style-name="T5"> fgets</text:span> function reads a string from an input file stream. </text:p>
          <text:p text:style-name="P26">#include &lt;stdio.h&gt; </text:p>
          <text:p text:style-name="P26">char *fgets(char *s, int n, FILE *stream); </text:p>
          <text:p text:style-name="P26">char *gets(char *s); </text:p>
          <text:p text:style-name="P22"/>
          <text:p text:style-name="P22">fgets writes characters to the string pointed to by s until a newline is encountered, n-1 characters have been transferred, or the end of file is reached, whichever occurs first. Any newline encountered is transferred to the receiving string and a terminating null byte, \0, is added. Only a maximum of <text:span text:style-name="T2">n-1</text:span> characters are transferred in any one call because the null byte must be added to mark the end of the string and bring the total up to n bytes. </text:p>
          <text:p text:style-name="P22"/>
          <text:p text:style-name="P22"><text:s text:c="4"/>The <text:span text:style-name="T5">gets </text:span>function is similar to fgets, except that it reads from the standard input and discards any newline encountered. It adds a trailing null byte to the receiving string. </text:p>
          <text:p text:style-name="P21"/>
          <text:p text:style-name="P22"><text:span text:style-name="T5">Note:</text:span> gets doesn' t limit the number of characters that can be transferred so it could overrun its transfer buffer. Consequently, you should avoid using it and use fgets instead. Many security issues can be traced back to functions in programs that are made to overflow a buffer of some sort or another. This is one such function, so be careful! </text:p>
        </text:list-item>
      </text:list>
      <text:p text:style-name="P8"/>
      <text:p text:style-name="P9">Formatted Input and Output </text:p>
      <text:list xml:id="list1074773743" text:continue-numbering="true" text:style-name="L1">
        <text:list-item>
          <text:p text:style-name="P15">printf, fprintf, and sprintf </text:p>
          <text:p text:style-name="P24"><text:span text:style-name="T6"><text:s text:c="3"/>The printf family of functions format and output a variable number of arguments of different types. The way each is represented in the output stream is controlled by the format parameter, which is a string that contains ordinary characters to be printed and codes called conversion specifiers, which indicate how and where the remaining arguments </text:span><text:soft-page-break/><text:span text:style-name="T6">are to be printed. </text:span></text:p>
          <text:p text:style-name="P15"/>
        </text:list-item>
        <text:list-item>
          <text:p text:style-name="P15">scanf, fscanf, and sscanf </text:p>
          <text:p text:style-name="P22"><text:s text:c="3"/>The scanf family of functions works in a way similar to the printf group, except that these functions read items from a stream and place values into variables at the addresses they’re passed as pointer parameters. They use a format string to control the input conversion in the same way, and many of the conversion specifiers are the same. </text:p>
          <text:p text:style-name="P22"><text:s text:c="4"/>It’s very important that the variables used to hold the values scanned in by the scanf functions are <text:span text:style-name="T5">of the correct typ</text:span>e and that they match the format string precisely. If they don’t, your memory could be corrupted and your program could crash. There won’t be any compiler errors, but if you’re lucky, you might get a warning! </text:p>
          <text:p text:style-name="P15"/>
        </text:list-item>
        <text:list-item>
          <text:p text:style-name="P15">Other Stream Functions </text:p>
          <text:p text:style-name="P22"><text:span text:style-name="T5">fgetpos:</text:span> Get the current position in a file stream. </text:p>
          <text:p text:style-name="P22"><text:span text:style-name="T5">fsetpos:</text:span> Set the current position in a file stream. </text:p>
          <text:p text:style-name="P22"><text:span text:style-name="T5">ftell: </text:span>Return the current file offset in a stream. </text:p>
          <text:p text:style-name="P22"><text:span text:style-name="T5">rewind: </text:span>Reset the file position in a stream. </text:p>
          <text:p text:style-name="P22"><text:span text:style-name="T5">freopen:</text:span> Reuse a file stream. </text:p>
          <text:p text:style-name="P22"><text:span text:style-name="T5">setvbuf: </text:span>Set the buffering scheme for a stream. </text:p>
          <text:p text:style-name="P22"><text:span text:style-name="T10">remove: </text:span>Equivalent to unlink unless the path parameter is a directory, in which case it’s</text:p>
          <text:p text:style-name="P22"><text:s text:c="14"/>equivalent to rmdir. </text:p>
        </text:list-item>
      </text:list>
      <text:p text:style-name="P5"/>
      <text:p text:style-name="P5">Stream Errors </text:p>
      <text:list xml:id="list474217288" text:continue-numbering="true" text:style-name="L1">
        <text:list-item>
          <text:p text:style-name="P15">errno </text:p>
          <text:p text:style-name="P22"><text:s text:c="4"/>To indicate an error, many stdio library functions return out-of-range values, such as null pointers or the constant EOF. In these cases, the error is indicated in the external variable errno: </text:p>
          <text:p text:style-name="P26">#include &lt;errno.h&gt; </text:p>
          <text:p text:style-name="P26">extern int errno; </text:p>
          <text:p text:style-name="P21"/>
          <text:p text:style-name="P24"><text:span text:style-name="T7">Note</text:span><text:span text:style-name="T6"> that many functions may change the value of errno. Its value is valid only when a function has failed. You should inspect it immediately after a function has indicated failure. You should always copy it into another variable before using it, because printing functions, such as fprintf, might alter errno themselves. </text:span></text:p>
        </text:list-item>
      </text:list>
      <text:p text:style-name="P5"/>
      <text:p text:style-name="P5"><text:soft-page-break/>Streams and File Descriptors </text:p>
      <text:list xml:id="list1607780835" text:continue-numbering="true" text:style-name="L1">
        <text:list-header>
          <text:p text:style-name="P20"><text:s text:c="5"/>Each file stream is associated with a low-level file descriptor. You can mix low-level input and output operations with higher-level stream operations, but this is generally unwise, because the effects of buffering can be difficult to predict. </text:p>
          <text:p text:style-name="P27">#include &lt;stdio.h&gt; </text:p>
          <text:p text:style-name="P27">int fileno(FILE *stream); </text:p>
          <text:p text:style-name="P27">FILE *fdopen(int fildes, const char *mode); </text:p>
          <text:p text:style-name="P20"><text:s text:c="4"/>You can determine which low-level file descriptor is being used for a file stream by calling the fileno function. It returns the file descriptor for a given stream, or –1 on failure. This function can be useful if you need low-level access to an open stream, for example, to call fstat on it. </text:p>
          <text:p text:style-name="P20"><text:s text:c="4"/>The <text:span text:style-name="T5">fdopen</text:span> function operates in the same way as the fopen function, but instead of a filename it takes a low-level file descriptor. This can be useful if you have used open to create a file, perhaps to get fine control over the permissions, but want to use a stream for writing to it. The mode parameter is the same as for the fopen function and must be compatible with the file access modes established when the file was originally opened. fdopen returns the new file stream or NULL on failure. </text:p>
        </text:list-header>
      </text:list>
      <text:p text:style-name="P5"/>
      <text:p text:style-name="P5">File and Directory Maintenance </text:p>
      <text:list xml:id="list558659646" text:continue-numbering="true" text:style-name="L1">
        <text:list-item>
          <text:p text:style-name="P15">chmod</text:p>
          <text:p text:style-name="P26">#include &lt;sys/stat.h&gt; </text:p>
          <text:p text:style-name="P26">int chmod(const char *path, mode_t mode); </text:p>
          <text:p text:style-name="P15"/>
        </text:list-item>
        <text:list-item>
          <text:p text:style-name="P15">chown</text:p>
          <text:p text:style-name="P26">#include &lt;sys/types.h&gt; </text:p>
          <text:p text:style-name="P26">#include &lt;unistd.h&gt; </text:p>
          <text:p text:style-name="P26">int chown(const char *path, uid_t owner, gid_t group); </text:p>
          <text:p text:style-name="P15"/>
        </text:list-item>
        <text:list-item>
          <text:p text:style-name="P15">unlink, link, and symlink </text:p>
          <text:p text:style-name="P15"/>
        </text:list-item>
        <text:list-item>
          <text:p text:style-name="P15">mkdir and rmdir</text:p>
          <text:p text:style-name="P15"/>
        </text:list-item>
        <text:list-item>
          <text:p text:style-name="P15">chdir and getcwd</text:p>
          <text:p text:style-name="P15"/>
        </text:list-item>
        <text:list-item>
          <text:p text:style-name="P15">Scanning Directories</text:p>
        </text:list-item>
      </text:list>
      <text:list xml:id="list611081779" text:style-name="L4">
        <text:list-item>
          <text:p text:style-name="P18"><text:soft-page-break/><text:span text:style-name="T9">opendir</text:span></text:p>
        </text:list-item>
        <text:list-item>
          <text:p text:style-name="P17"><text:span text:style-name="T8">readdir</text:span></text:p>
        </text:list-item>
        <text:list-item>
          <text:p text:style-name="P17"><text:span text:style-name="T8">telldir</text:span></text:p>
        </text:list-item>
        <text:list-item>
          <text:p text:style-name="P17"><text:span text:style-name="T8">seekdir</text:span></text:p>
        </text:list-item>
        <text:list-item>
          <text:p text:style-name="P17"><text:span text:style-name="T8">closedir</text:span></text:p>
          <text:p text:style-name="P17"><text:span text:style-name="T8">Note: 查看ls、find的源码</text:span></text:p>
          <text:p text:style-name="P17"><text:span text:style-name="T8"/></text:p>
        </text:list-item>
      </text:list>
      <text:list xml:id="list599218217" text:continue-list="list558659646" text:style-name="L1">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item>
          <text:p text:style-name="P15">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微软雅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uzhezhao </meta:initial-creator>
    <meta:creation-date>2012-07-25T23:46:28</meta:creation-date>
    <meta:generator>LibreOffice/3.5$Linux_X86_64 LibreOffice_project/350m1$Build-2</meta:generator>
    <dc:date>2013-03-24T00:33:46</dc:date>
    <dc:creator>xuzhezhao </dc:creator>
    <meta:editing-duration>PT9H4M28S</meta:editing-duration>
    <meta:editing-cycles>192</meta:editing-cycles>
    <meta:document-statistic meta:table-count="0" meta:image-count="0" meta:object-count="0" meta:page-count="12" meta:paragraph-count="216" meta:word-count="3126" meta:character-count="18669" meta:non-whitespace-character-count="15451"/>
  </office:meta>
</office:document-meta>
</file>